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812cm" fo:min-width="4.162cm"/>
    </style:style>
    <style:style style:name="gr2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1.35cm" fo:min-width="3.4cm"/>
    </style:style>
    <style:style style:name="gr3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1.016cm" fo:min-width="2.804cm"/>
    </style:style>
    <style:style style:name="gr4" style:family="graphic" style:parent-style-name="objectwithoutfill">
      <style:graphic-properties draw:stroke="solid" svg:stroke-color="#000000" draw:marker-end="Arrow" draw:marker-end-width="0.3cm" draw:fill="solid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1.8cm"/>
    </style:style>
    <style:style style:name="gr7" style:family="graphic" style:parent-style-name="standard">
      <style:graphic-properties draw:stroke="none" svg:stroke-color="#000000" draw:fill="none" draw:fill-color="#ffffff" fo:min-height="1.576cm"/>
    </style:style>
    <style:style style:name="gr8" style:family="graphic" style:parent-style-name="standard">
      <style:graphic-properties draw:stroke="none" svg:stroke-color="#000000" draw:fill="none" draw:fill-color="#ffffff" fo:min-height="1.88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ffffff"/>
      <style:paragraph-properties fo:text-align="center"/>
      <style:text-properties style:font-name="FreeMono" fo:font-weight="bold"/>
    </style:style>
    <style:style style:name="P2" style:family="paragraph">
      <style:paragraph-properties fo:text-align="center"/>
      <style:text-properties style:font-name="FreeMono" fo:font-weight="bold"/>
    </style:style>
    <style:style style:name="P3" style:family="paragraph">
      <loext:graphic-properties draw:fill="none" draw:fill-color="#ffffff"/>
      <style:paragraph-properties fo:text-align="center"/>
      <style:text-properties style:font-name="FreeMono" fo:font-weight="bold"/>
    </style:style>
    <style:style style:name="P4" style:family="paragraph">
      <style:text-properties style:font-name="FreeMono" fo:font-weight="bold"/>
    </style:style>
    <style:style style:name="P5" style:family="paragraph">
      <loext:graphic-properties draw:fill="none" draw:fill-color="#ffffff"/>
      <style:text-properties style:font-name="FreeMono" fo:font-weight="bold"/>
    </style:style>
    <style:style style:name="P6" style:family="paragraph">
      <loext:graphic-properties draw:fill="none"/>
      <style:paragraph-properties fo:text-align="center"/>
      <style:text-properties style:font-name="FreeMono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5.1cm" svg:height="1.5cm" svg:x="7.7cm" svg:y="2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9cm" svg:height="1.6cm" svg:x="8.3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1.6cm" svg:x="8.3cm" svg:y="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1.6cm" svg:x="8.3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9cm" svg:height="1.6cm" svg:x="8.3cm" svg:y="15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7cm" svg:height="1.8cm" svg:x="7.7cm" svg:y="18.5cm">
          <text:p/>
          <draw:enhanced-geometry svg:viewBox="0 0 21600 21600" draw:glue-points="?f6 0 10800 ?f8 ?f11 10800 ?f9 21600 10800 ?f10 ?f5 10800" draw:text-areas="?f3 ?f3 ?f4 ?f4" draw:type="parallelogram" draw:modifiers="3505.807275047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1cm" svg:height="1.5cm" svg:x="7.7cm" svg:y="21.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0.2cm" svg:y1="4cm" svg:x2="10.2cm" svg:y2="5.2cm">
          <text:p/>
        </draw:line>
        <draw:line draw:style-name="gr4" draw:text-style-name="P1" draw:layer="layout" svg:x1="10.3cm" svg:y1="6.7cm" svg:x2="10.3cm" svg:y2="7.5cm">
          <text:p/>
        </draw:line>
        <draw:line draw:style-name="gr4" draw:text-style-name="P1" draw:layer="layout" svg:x1="10.3cm" svg:y1="9.2cm" svg:x2="10.3cm" svg:y2="10.1cm">
          <text:p/>
        </draw:line>
        <draw:line draw:style-name="gr4" draw:text-style-name="P1" draw:layer="layout" svg:x1="10.3cm" svg:y1="11.6cm" svg:x2="10.3cm" svg:y2="13.1cm">
          <text:p/>
        </draw:line>
        <draw:line draw:style-name="gr4" draw:text-style-name="P1" draw:layer="layout" svg:x1="10.3cm" svg:y1="14.6cm" svg:x2="10.3cm" svg:y2="15.8cm">
          <text:p/>
        </draw:line>
        <draw:line draw:style-name="gr4" draw:text-style-name="P1" draw:layer="layout" svg:x1="10.4cm" svg:y1="20.3cm" svg:x2="10.4cm" svg:y2="21.5cm">
          <text:p/>
        </draw:line>
        <draw:frame draw:style-name="gr5" draw:text-style-name="P3" draw:layer="layout" svg:width="3.6cm" svg:height="1.191cm" svg:x="8.5cm" svg:y="2.8cm">
          <draw:text-box>
            <text:p text:style-name="P2">开始</text:p>
          </draw:text-box>
        </draw:frame>
        <draw:frame draw:style-name="gr5" draw:text-style-name="P3" draw:layer="layout" svg:width="3.6cm" svg:height="1cm" svg:x="8.5cm" svg:y="5.309cm">
          <draw:text-box>
            <text:p text:style-name="P2">t&lt;--1</text:p>
          </draw:text-box>
        </draw:frame>
        <draw:frame draw:style-name="gr5" draw:text-style-name="P3" draw:layer="layout" svg:width="3.6cm" svg:height="1cm" svg:x="8.5cm" svg:y="7.809cm">
          <draw:text-box>
            <text:p text:style-name="P2">i&lt;--2</text:p>
          </draw:text-box>
        </draw:frame>
        <draw:custom-shape draw:style-name="gr6" draw:text-style-name="P1" xml:id="id2" draw:id="id2" draw:layer="layout" svg:width="4.6cm" svg:height="1.6cm" svg:x="8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3" draw:layer="layout" svg:width="4.1cm" svg:height="1.826cm" svg:x="8.6cm" svg:y="10.3cm">
          <draw:text-box>
            <text:p text:style-name="P2">i &lt;= 5 ？ </text:p>
          </draw:text-box>
        </draw:frame>
        <draw:frame draw:style-name="gr5" draw:text-style-name="P3" draw:layer="layout" svg:width="3.6cm" svg:height="1cm" svg:x="8.5cm" svg:y="13.3cm">
          <draw:text-box>
            <text:p text:style-name="P2">t&lt;--t*i</text:p>
          </draw:text-box>
        </draw:frame>
        <draw:frame draw:style-name="gr5" draw:text-style-name="P3" draw:layer="layout" svg:width="3.6cm" svg:height="1cm" svg:x="8.4cm" svg:y="15.809cm">
          <draw:text-box>
            <text:p text:style-name="P2">i&lt;--i+1</text:p>
          </draw:text-box>
        </draw:frame>
        <draw:frame draw:style-name="gr5" draw:text-style-name="P3" draw:layer="layout" svg:width="3.6cm" svg:height="1.191cm" svg:x="8.3cm" svg:y="18.809cm">
          <draw:text-box>
            <text:p text:style-name="P2">输出 t</text:p>
          </draw:text-box>
        </draw:frame>
        <draw:frame draw:style-name="gr5" draw:text-style-name="P3" draw:layer="layout" svg:width="3.6cm" svg:height="1.191cm" svg:x="8.5cm" svg:y="21.6cm">
          <draw:text-box>
            <text:p text:style-name="P2">结束</text:p>
          </draw:text-box>
        </draw:frame>
        <draw:frame draw:style-name="gr8" draw:text-style-name="P5" draw:layer="layout" svg:width="4.3cm" svg:height="2.131cm" svg:x="10.4cm" svg:y="11.669cm">
          <draw:text-box>
            <text:p text:style-name="P4">真（true）</text:p>
          </draw:text-box>
        </draw:frame>
        <draw:frame draw:style-name="gr8" draw:text-style-name="P5" draw:layer="layout" svg:width="4.9cm" svg:height="2.131cm" svg:x="12.9cm" svg:y="9.729cm">
          <draw:text-box>
            <text:p text:style-name="P4">假（false）</text:p>
          </draw:text-box>
        </draw:frame>
        <draw:connector draw:style-name="gr9" draw:text-style-name="P6" draw:layer="layout" draw:line-skew="-1.199cm" svg:x1="8.3cm" svg:y1="16.5cm" svg:x2="8cm" svg:y2="10.9cm" draw:start-shape="id1" draw:start-glue-point="3" draw:end-shape="id2" draw:end-glue-point="5" svg:d="M8300 16500h-2000v-5600h1700" svg:viewBox="0 0 2001 5601">
          <text:p/>
        </draw:connector>
        <draw:connector draw:style-name="gr9" draw:text-style-name="P6" draw:layer="layout" draw:line-skew="1.798cm 2.599cm" svg:x1="12.6cm" svg:y1="10.9cm" svg:x2="10.05cm" svg:y2="18.5cm" draw:start-shape="id2" draw:start-glue-point="7" draw:end-shape="id3" draw:end-glue-point="5" svg:d="M12600 10900h2300v6800h-4850v800" svg:viewBox="0 0 4851 7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 dachuan</meta:initial-creator>
    <meta:creation-date>2017-02-16T16:54:00.702480184</meta:creation-date>
    <dc:date>2017-02-16T17:11:31.230423505</dc:date>
    <dc:creator>lin dachuan</dc:creator>
    <meta:editing-duration>PT9M25S</meta:editing-duration>
    <meta:editing-cycles>1</meta:editing-cycles>
    <meta:document-statistic meta:object-count="26"/>
    <meta:generator>LibreOffice/5.1.4.2$Linux_X86_64 LibreOffice_project/10m0$Build-2</meta:generator>
  </office:meta>
</office:document-meta>
</file>